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2pt" style:font-size-asian="42pt" style:font-size-complex="42pt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3cm" svg:height="1.1cm" svg:x="21.5cm" svg:y="26.8cm">
          <text:p text:style-name="P1">匹配方法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9.348cm" svg:y1="18.052cm" svg:x2="24.5cm" svg:y2="27.35cm" draw:start-shape="id1" draw:start-glue-point="7" draw:end-shape="id2" draw:end-glue-point="1" svg:d="M39348 18052c-11622 0-4198 9298-14848 9298" svg:viewBox="0 0 14849 9299">
          <text:p/>
        </draw:connector>
        <draw:custom-shape draw:style-name="gr1" draw:text-style-name="P1" xml:id="id3" draw:id="id3" draw:layer="layout" svg:width="5.3cm" svg:height="1.1cm" svg:x="16.2cm" svg:y="31cm">
          <text:p text:style-name="P1">=~返回位置或n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6.1cm" svg:height="1.1cm" svg:x="12.8cm" svg:y="24.1cm">
          <text:p text:style-name="P1">!~返回true或fal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8.4cm" svg:height="1.1cm" svg:x="25.1cm" svg:y="29.8cm">
          <text:p text:style-name="P1">match返回MatchData或ni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1.5cm" svg:y1="27.35cm" svg:x2="18.85cm" svg:y2="31cm" draw:start-shape="id2" draw:start-glue-point="3" draw:end-shape="id3" draw:end-glue-point="0" svg:d="M21500 27350c-1767 0-2650 1216-2650 3650" svg:viewBox="0 0 2651 3651">
          <text:p/>
        </draw:connector>
        <draw:connector draw:style-name="gr2" draw:text-style-name="P1" draw:layer="layout" draw:type="curve" svg:x1="23cm" svg:y1="26.8cm" svg:x2="15.85cm" svg:y2="25.2cm" draw:start-shape="id2" draw:start-glue-point="0" draw:end-shape="id4" svg:d="M23000 26800c0-1200-7150-400-7150-1600" svg:viewBox="0 0 7151 1601">
          <text:p/>
        </draw:connector>
        <draw:connector draw:style-name="gr2" draw:text-style-name="P1" draw:layer="layout" draw:type="curve" svg:x1="23cm" svg:y1="27.9cm" svg:x2="29.3cm" svg:y2="29.8cm" draw:start-shape="id2" draw:start-glue-point="2" draw:end-shape="id5" draw:end-glue-point="0" svg:d="M23000 27900c0 1425 6300 475 6300 1900" svg:viewBox="0 0 6301 1901">
          <text:p/>
        </draw:connector>
        <draw:custom-shape draw:style-name="gr1" draw:text-style-name="P1" xml:id="id6" draw:id="id6" draw:layer="layout" svg:width="9.6cm" svg:height="1.1cm" svg:x="25.5cm" svg:y="32.2cm">
          <text:p text:style-name="P1">pre_match,post_match,[0][1]....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9.3cm" svg:y1="30.9cm" svg:x2="30.3cm" svg:y2="32.2cm" draw:start-shape="id5" draw:start-glue-point="2" draw:end-shape="id6" draw:end-glue-point="0" svg:d="M29300 30900c0 975 1000 325 1000 1300" svg:viewBox="0 0 1001 1301">
          <text:p/>
        </draw:connector>
        <draw:custom-shape draw:style-name="gr1" draw:text-style-name="P1" xml:id="id8" draw:id="id8" draw:layer="layout" svg:width="3.9cm" svg:height="1.1cm" svg:x="37.3cm" svg:y="26.6cm">
          <text:p text:style-name="P1">匹配项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8.1cm" svg:height="1.1cm" svg:x="19.8cm" svg:y="36cm">
          <text:p text:style-name="P1">#$1,#$2......但不给#$0赋值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85cm" svg:y1="32.1cm" svg:x2="23.85cm" svg:y2="36cm" draw:start-shape="id3" draw:start-glue-point="2" draw:end-shape="id7" draw:end-glue-point="0" svg:d="M18850 32100c0 2925 5000 975 5000 3900" svg:viewBox="0 0 5001 3901">
          <text:p/>
        </draw:connector>
        <draw:custom-shape draw:style-name="gr1" draw:text-style-name="P1" xml:id="id11" draw:id="id11" draw:layer="layout" svg:width="3cm" svg:height="1.1cm" svg:x="47.8cm" svg:y="25cm">
          <text:p text:style-name="P1">\1,\2...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cm" svg:height="1.1cm" svg:x="42.5cm" svg:y="21.4cm">
          <text:p text:style-name="P1">匹配时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cm" svg:height="1.1cm" svg:x="39.8cm" svg:y="31.9cm">
          <text:p text:style-name="P1">匹配后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2cm" svg:y1="27.15cm" svg:x2="42.5cm" svg:y2="21.95cm" draw:start-shape="id8" draw:start-glue-point="1" draw:end-shape="id9" draw:end-glue-point="3" svg:d="M41200 27150c975 0 325-5200 1300-5200" svg:viewBox="0 0 1301 5201">
          <text:p/>
        </draw:connector>
        <draw:connector draw:style-name="gr2" draw:text-style-name="P1" draw:layer="layout" draw:type="curve" svg:x1="39.25cm" svg:y1="27.7cm" svg:x2="41.3cm" svg:y2="31.9cm" draw:start-shape="id8" draw:start-glue-point="2" draw:end-shape="id10" draw:end-glue-point="0" svg:d="M39250 27700c0 3150 2050 1050 2050 4200" svg:viewBox="0 0 2051 4201">
          <text:p/>
        </draw:connector>
        <draw:connector draw:style-name="gr2" draw:text-style-name="P1" draw:layer="layout" draw:type="curve" svg:x1="45.5cm" svg:y1="21.95cm" svg:x2="49.3cm" svg:y2="25cm" draw:start-shape="id9" draw:start-glue-point="1" draw:end-shape="id11" draw:end-glue-point="0" svg:d="M45500 21950c2534 0 3800 1016 3800 3050" svg:viewBox="0 0 3801 3051">
          <text:p/>
        </draw:connector>
        <draw:connector draw:style-name="gr2" draw:text-style-name="P1" draw:layer="layout" draw:type="curve" svg:x1="41.3cm" svg:y1="33cm" svg:x2="30.3cm" svg:y2="33.3cm" draw:start-shape="id10" draw:start-glue-point="2" draw:end-shape="id6" draw:end-glue-point="2" svg:d="M41300 33000c0 1201-11000 1051-11000 300" svg:viewBox="0 0 11001 884">
          <text:p/>
        </draw:connector>
        <draw:connector draw:style-name="gr2" draw:text-style-name="P1" draw:layer="layout" draw:type="curve" svg:x1="40.914cm" svg:y1="18.7cm" svg:x2="39.25cm" svg:y2="26.6cm" draw:start-shape="id1" draw:start-glue-point="8" draw:end-shape="id8" draw:end-glue-point="0" svg:d="M40914 18700c0 5925-1664 1975-1664 7900" svg:viewBox="0 0 1665 7901">
          <text:p/>
        </draw:connector>
        <draw:connector draw:style-name="gr2" draw:text-style-name="P1" draw:layer="layout" draw:type="curve" svg:x1="41.3cm" svg:y1="33cm" svg:x2="23.85cm" svg:y2="37.1cm" draw:start-shape="id10" draw:start-glue-point="2" draw:end-shape="id7" draw:end-glue-point="2" svg:d="M41300 33000c0 6901-17450 4851-17450 4100" svg:viewBox="0 0 17451 4976">
          <text:p/>
        </draw:connector>
        <draw:custom-shape draw:style-name="gr1" draw:text-style-name="P1" xml:id="id13" draw:id="id13" draw:layer="layout" svg:width="7cm" svg:height="1.1cm" svg:x="43.5cm" svg:y="28.5cm">
          <text:p text:style-name="P1">?&lt;name&gt;与\k&lt;na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cm" svg:height="1.1cm" svg:x="45.2cm" svg:y="34.6cm">
          <text:p text:style-name="P1">#{name}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3cm" svg:y1="33cm" svg:x2="46.7cm" svg:y2="34.6cm" draw:start-shape="id10" draw:start-glue-point="2" draw:end-shape="id12" draw:end-glue-point="0" svg:d="M41300 33000c0 1200 5400 400 5400 1600" svg:viewBox="0 0 5401 1601">
          <text:p/>
        </draw:connector>
        <draw:connector draw:style-name="gr2" draw:text-style-name="P1" draw:layer="layout" draw:type="curve" svg:x1="44cm" svg:y1="22.5cm" svg:x2="47cm" svg:y2="28.5cm" draw:start-shape="id9" draw:start-glue-point="2" draw:end-shape="id13" draw:end-glue-point="0" svg:d="M44000 22500c0 4500 3000 1500 3000 6000" svg:viewBox="0 0 3001 6001">
          <text:p/>
        </draw:connector>
        <draw:connector draw:style-name="gr2" draw:text-style-name="P1" draw:layer="layout" draw:type="curve" svg:x1="47cm" svg:y1="29.6cm" svg:x2="46.7cm" svg:y2="34.6cm" draw:start-shape="id13" draw:start-glue-point="2" draw:end-shape="id12" draw:end-glue-point="0" svg:d="M47000 29600c0 3750-300 1250-300 5000" svg:viewBox="0 0 301 5001">
          <text:p/>
        </draw:connector>
        <draw:custom-shape draw:style-name="gr1" draw:text-style-name="P1" xml:id="id16" draw:id="id16" draw:layer="layout" svg:width="3cm" svg:height="1.1cm" svg:x="20.5cm" svg:y="10.5cm">
          <text:p text:style-name="P1">/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3cm" svg:height="1.1cm" svg:x="22.8cm" svg:y="8.5cm">
          <text:p text:style-name="P1">%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3cm" svg:height="1.1cm" svg:x="26.9cm" svg:y="10.8cm">
          <text:p text:style-name="P1">n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4.1cm" svg:height="1.1cm" svg:x="20.5cm" svg:y="13.1cm">
          <text:p text:style-name="P1">Regular.new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39.348cm" svg:y1="14.921cm" svg:x2="29.9cm" svg:y2="11.35cm" draw:start-shape="id1" draw:start-glue-point="5" draw:end-shape="id14" draw:end-glue-point="1" svg:d="M39348 14921c-7572 0-2848-3571-9448-3571" svg:viewBox="0 0 9449 3572">
          <text:p/>
        </draw:connector>
        <draw:connector draw:style-name="gr2" draw:text-style-name="P1" draw:layer="layout" draw:type="curve" svg:x1="28.4cm" svg:y1="11.9cm" svg:x2="24.6cm" svg:y2="13.65cm" draw:start-shape="id14" draw:start-glue-point="2" draw:end-shape="id15" draw:end-glue-point="1" svg:d="M28400 11900c0 1167-1266 1750-3800 1750" svg:viewBox="0 0 3801 1751">
          <text:p/>
        </draw:connector>
        <draw:connector draw:style-name="gr2" draw:text-style-name="P1" draw:layer="layout" draw:type="curve" svg:x1="26.9cm" svg:y1="11.35cm" svg:x2="23.5cm" svg:y2="11.05cm" draw:start-shape="id14" draw:start-glue-point="3" draw:end-shape="id16" draw:end-glue-point="1" svg:d="M26900 11350c-2550 0-850-300-3400-300" svg:viewBox="0 0 3401 301">
          <text:p/>
        </draw:connector>
        <draw:connector draw:style-name="gr2" draw:text-style-name="P1" draw:layer="layout" draw:type="curve" svg:x1="28.4cm" svg:y1="10.8cm" svg:x2="25.8cm" svg:y2="9.05cm" draw:start-shape="id14" draw:start-glue-point="0" draw:end-shape="id17" draw:end-glue-point="1" svg:d="M28400 10800c0-1167-866-1750-2600-1750" svg:viewBox="0 0 2601 1751">
          <text:p/>
        </draw:connector>
        <draw:custom-shape draw:style-name="gr1" draw:text-style-name="P1" xml:id="id18" draw:id="id18" draw:layer="layout" svg:width="3cm" svg:height="1.1cm" svg:x="49.1cm" svg:y="32.6cm">
          <text:p text:style-name="P1">重复查找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50.8cm" svg:y1="25.55cm" svg:x2="52.1cm" svg:y2="33.15cm" draw:start-shape="id11" draw:start-glue-point="1" draw:end-shape="id18" draw:end-glue-point="1" svg:d="M50800 25550c2701 0 2051 7600 1300 7600" svg:viewBox="0 0 1957 7601">
          <text:p/>
        </draw:connector>
        <draw:connector draw:style-name="gr3" draw:text-style-name="P1" draw:layer="layout" draw:type="curve" svg:x1="50.5cm" svg:y1="29.05cm" svg:x2="50.6cm" svg:y2="32.6cm" draw:start-shape="id13" draw:start-glue-point="1" draw:end-shape="id18" draw:end-glue-point="0" svg:d="M50500 29050c751 0 627 1025 464 1350s-364-50-364 2200" svg:viewBox="0 0 588 3551">
          <text:p/>
        </draw:connector>
        <draw:custom-shape draw:style-name="gr1" draw:text-style-name="P1" xml:id="id19" draw:id="id19" draw:layer="layout" svg:width="4.5cm" svg:height="1.1cm" svg:x="58.3cm" svg:y="30.8cm">
          <text:p text:style-name="P1">String类相关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6.4cm" svg:height="1.1cm" svg:x="48.1cm" svg:y="40.1cm">
          <text:p text:style-name="P1">scan返回匹配项数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2.2cm" svg:height="2.2cm" svg:x="51.8cm" svg:y="44.3cm">
          <text:p text:style-name="P1">split返回由匹配项分割出的项的数组，</text:p>
          <text:p text:style-name="P1">若pattern空，则分割为字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2" draw:id="id22" draw:layer="layout" svg:width="7.2cm" svg:height="1.9cm" svg:x="62.5cm" svg:y="41.2cm">
          <text:p text:style-name="P1">slice返回匹配的字符</text:p>
          <text:p text:style-name="P1">但不修改原串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7.601cm" svg:height="1.9cm" svg:x="67.799cm" svg:y="36.7cm">
          <text:p text:style-name="P1">slice!返回匹配的字符，</text:p>
          <text:p text:style-name="P1">并从原串中切走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43.127cm" svg:y1="16.487cm" svg:x2="60.55cm" svg:y2="30.8cm" draw:start-shape="id1" draw:start-glue-point="10" draw:end-shape="id19" draw:end-glue-point="0" svg:d="M43127 16487c11616 0 17423 4771 17423 14313" svg:viewBox="0 0 17424 14314">
          <text:p/>
        </draw:connector>
        <draw:connector draw:style-name="gr3" draw:text-style-name="P1" draw:layer="layout" draw:type="curve" svg:x1="58.3cm" svg:y1="31.35cm" svg:x2="51.3cm" svg:y2="40.1cm" draw:start-shape="id19" draw:start-glue-point="3" draw:end-shape="id20" draw:end-glue-point="0" svg:d="M58300 31350c-4667 0-7000 2916-7000 8750" svg:viewBox="0 0 7001 8751">
          <text:p/>
        </draw:connector>
        <draw:connector draw:style-name="gr3" draw:text-style-name="P1" draw:layer="layout" draw:type="curve" svg:x1="60.55cm" svg:y1="31.9cm" svg:x2="57.9cm" svg:y2="44.3cm" draw:start-shape="id19" draw:start-glue-point="2" draw:end-shape="id21" draw:end-glue-point="0" svg:d="M60550 31900c0 9300-2650 3100-2650 12400" svg:viewBox="0 0 2651 12401">
          <text:p/>
        </draw:connector>
        <draw:connector draw:style-name="gr3" draw:text-style-name="P1" draw:layer="layout" draw:type="curve" svg:x1="62.8cm" svg:y1="31.35cm" svg:x2="66.1cm" svg:y2="41.2cm" draw:start-shape="id19" draw:start-glue-point="1" draw:end-shape="id22" svg:d="M62800 31350c2200 0 3300 3283 3300 9850" svg:viewBox="0 0 3301 9851">
          <text:p/>
        </draw:connector>
        <draw:connector draw:style-name="gr3" draw:text-style-name="P1" draw:layer="layout" draw:type="curve" svg:x1="69.7cm" svg:y1="42.15cm" svg:x2="71.599cm" svg:y2="38.6cm" draw:start-shape="id22" draw:start-glue-point="1" draw:end-shape="id23" draw:end-glue-point="2" svg:d="M69700 42150c1266 0 1899-1183 1899-3550" svg:viewBox="0 0 1900 3551">
          <text:p/>
        </draw:connector>
        <draw:connector draw:style-name="gr3" draw:text-style-name="P1" draw:layer="layout" draw:type="curve" svg:x1="41.3cm" svg:y1="33cm" svg:x2="48.1cm" svg:y2="40.65cm" draw:start-shape="id10" draw:start-glue-point="2" draw:end-shape="id20" draw:end-glue-point="3" svg:d="M41300 33000c0 5100 2266 7650 6800 7650" svg:viewBox="0 0 6801 7651">
          <text:p/>
        </draw:connector>
        <draw:connector draw:style-name="gr3" draw:text-style-name="P1" draw:layer="layout" draw:type="curve" svg:x1="41.3cm" svg:y1="33cm" svg:x2="51.8cm" svg:y2="45.4cm" draw:start-shape="id10" draw:start-glue-point="2" draw:end-shape="id21" draw:end-glue-point="3" svg:d="M41300 33000c0 8267 3500 12400 10500 12400" svg:viewBox="0 0 10501 12401">
          <text:p/>
        </draw:connector>
        <draw:connector draw:style-name="gr3" draw:text-style-name="P1" draw:layer="layout" draw:type="curve" draw:line-skew="5.112cm" svg:x1="41.3cm" svg:y1="33cm" svg:x2="66.1cm" svg:y2="43.1cm" draw:start-shape="id10" draw:start-glue-point="2" draw:end-shape="id22" draw:end-glue-point="2" svg:d="M41300 33000c0 23569 24800 18519 24800 10100" svg:viewBox="0 0 24801 17123">
          <text:p/>
        </draw:connector>
        <draw:connector draw:style-name="gr3" draw:text-style-name="P1" draw:layer="layout" draw:type="curve" draw:line-skew="13.249cm" svg:x1="41.3cm" svg:y1="33cm" svg:x2="71.599cm" svg:y2="38.6cm" draw:start-shape="id10" draw:start-glue-point="2" draw:end-shape="id23" draw:end-glue-point="2" svg:d="M41300 33000c0 29025 30299 26225 30299 5600" svg:viewBox="0 0 30300 21435">
          <text:p/>
        </draw:connector>
        <draw:custom-shape draw:style-name="gr4" draw:text-style-name="P2" xml:id="id1" draw:id="id1" draw:layer="layout" svg:width="4.427cm" svg:height="4.427cm" svg:x="38.7cm" svg:y="14.273cm">
          <text:p text:style-name="P1"><text:span text:style-name="T1">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3cm" svg:height="1.1cm" svg:x="55.5cm" svg:y="27.1cm">
          <text:p text:style-name="P1">sub替换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5" draw:id="id25" draw:layer="layout" svg:width="4cm" svg:height="1.1cm" svg:x="51.7cm" svg:y="21.8cm">
          <text:p text:style-name="P1">gsub全替换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58.3cm" svg:y1="31.35cm" svg:x2="57cm" svg:y2="28.2cm" draw:start-shape="id19" draw:start-glue-point="3" draw:end-shape="id24" draw:end-glue-point="2" svg:d="M58300 31350c-867 0-1300-1050-1300-3150" svg:viewBox="0 0 1301 3151">
          <text:p/>
        </draw:connector>
        <draw:connector draw:style-name="gr5" draw:text-style-name="P1" draw:layer="layout" draw:type="curve" svg:x1="57cm" svg:y1="27.1cm" svg:x2="53.7cm" svg:y2="22.9cm" draw:start-shape="id24" draw:start-glue-point="0" draw:end-shape="id25" draw:end-glue-point="2" svg:d="M57000 27100c0-3150-3300-1050-3300-4200" svg:viewBox="0 0 3301 4201">
          <text:p/>
        </draw:connector>
        <draw:connector draw:style-name="gr5" draw:text-style-name="P1" draw:layer="layout" draw:type="curve" svg:x1="55.5cm" svg:y1="27.65cm" svg:x2="50.8cm" svg:y2="25.55cm" draw:start-shape="id24" draw:start-glue-point="3" draw:end-shape="id11" draw:end-glue-point="1" svg:d="M55500 27650c-3525 0-1175-2100-4700-2100" svg:viewBox="0 0 4701 2101">
          <text:p/>
        </draw:connector>
        <draw:connector draw:style-name="gr5" draw:text-style-name="P1" draw:layer="layout" draw:type="curve" svg:x1="51.7cm" svg:y1="22.35cm" svg:x2="50.8cm" svg:y2="25.55cm" draw:start-shape="id25" draw:start-glue-point="3" draw:end-shape="id11" draw:end-glue-point="1" svg:d="M51700 22350c-751 0-501 1600-450 1600s301 1600-450 1600" svg:viewBox="0 0 90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22:20:37.048000000</meta:creation-date>
    <dc:date>2015-04-17T23:45:29.934000000</dc:date>
    <meta:editing-duration>PT49M54S</meta:editing-duration>
    <meta:editing-cycles>9</meta:editing-cycles>
    <meta:generator>LibreOffice/4.2.6.2$Windows_x86 LibreOffice_project/185f2ce4dcc34af9bd97dec29e6d42c39557298f</meta:generator>
    <meta:document-statistic meta:object-count="59"/>
  </office:meta>
</office:document-meta>
</file>